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Extended" svg:font-family="'Lato Extended', Lato,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1252in" fo:margin-bottom="0.1252in" fo:line-height="135%" fo:orphans="2" fo:widows="2" fo:text-indent="0in" style:auto-text-indent="false" fo:padding="0in" fo:border="none"/>
      <style:text-properties fo:font-variant="normal" fo:text-transform="none" fo:color="#2d3b45" style:font-name="Lato Extended" fo:font-size="12.75pt" fo:letter-spacing="normal" fo:font-style="normal" fo:font-weight="normal"/>
    </style:style>
    <style:style style:name="P2" style:family="paragraph" style:parent-style-name="Text_20_body">
      <style:paragraph-properties fo:margin-left="0in" fo:margin-right="0in" fo:margin-top="0.1252in" fo:margin-bottom="0.1252in" fo:line-height="135%" fo:orphans="2" fo:widows="2" fo:text-indent="0in" style:auto-text-indent="false" fo:padding="0in" fo:border="none"/>
      <style:text-properties fo:font-variant="normal" fo:text-transform="none" fo:color="#2d3b45" style:font-name="Lato Extended" fo:font-size="12.75pt" fo:letter-spacing="normal" fo:font-style="normal" fo:font-weight="bold" style:font-weight-asian="bold" style:font-weight-complex="bold"/>
    </style:style>
    <style:style style:name="P3" style:family="paragraph" style:parent-style-name="Text_20_body">
      <style:paragraph-properties fo:margin-left="0in" fo:margin-right="0in" fo:margin-top="0.1252in" fo:margin-bottom="0.1252in" fo:line-height="135%" fo:orphans="2" fo:widows="2" fo:text-indent="0in" style:auto-text-indent="false" fo:padding="0in" fo:border="none"/>
    </style:style>
    <style:style style:name="P4" style:family="paragraph" style:parent-style-name="Text_20_body">
      <style:paragraph-properties fo:margin-left="0in" fo:margin-right="0in" fo:margin-top="0in" fo:margin-bottom="0.0626in" fo:line-height="135%" fo:orphans="2" fo:widows="2" fo:text-indent="0in" style:auto-text-indent="false" fo:padding="0in" fo:border="none"/>
      <style:text-properties fo:font-variant="normal" fo:text-transform="none" fo:color="#2d3b45" style:font-name="Lato Extended" fo:font-size="12.75pt" fo:letter-spacing="normal" fo:font-style="normal" fo:font-weight="normal" style:font-weight-asian="normal" style:font-weight-complex="normal"/>
    </style:style>
    <style:style style:name="P5" style:family="paragraph" style:parent-style-name="Heading_20_4">
      <style:paragraph-properties fo:margin-left="0in" fo:margin-right="0in" fo:margin-top="0.0626in" fo:margin-bottom="0.0626in" fo:line-height="150%" fo:orphans="2" fo:widows="2" fo:text-indent="0in" style:auto-text-indent="false" fo:padding="0in" fo:border="none"/>
      <style:text-properties fo:font-variant="normal" fo:text-transform="none" fo:color="#2d3b45" style:font-name="Lato Extended" fo:font-size="12.75pt" fo:letter-spacing="normal" fo:font-style="normal" fo:font-weight="bold"/>
    </style:style>
    <style:style style:name="P6" style:family="paragraph" style:parent-style-name="Heading_20_1">
      <style:paragraph-properties fo:text-align="center" style:justify-single-word="false"/>
      <style:text-properties fo:font-variant="normal" fo:text-transform="none" fo:color="#000000" style:font-name="Lato Extended" fo:letter-spacing="normal" fo:font-style="normal" fo:font-weight="bold" style:font-weight-asian="bold" style:font-weight-complex="bold"/>
    </style:style>
    <style:style style:name="P7" style:family="paragraph" style:parent-style-name="Text_20_body" style:list-style-name="L1">
      <style:paragraph-properties fo:margin-left="0in" fo:margin-right="0in" fo:margin-top="0in" fo:margin-bottom="0.0626in" fo:line-height="135%" fo:orphans="2" fo:widows="2" fo:text-indent="0in" style:auto-text-indent="false" fo:padding="0in" fo:border="none"/>
      <style:text-properties fo:font-variant="normal" fo:text-transform="none" fo:color="#2d3b45" style:font-name="Lato Extended" fo:font-size="12.75pt" fo:letter-spacing="normal" fo:font-style="normal" fo:font-weight="bold" style:font-weight-asian="bold" style:font-weight-complex="bold"/>
    </style:style>
    <style:style style:name="P8" style:family="paragraph" style:parent-style-name="Text_20_body" style:list-style-name="L1">
      <style:paragraph-properties fo:margin-left="0in" fo:margin-right="0in" fo:margin-top="0in" fo:margin-bottom="0.0626in" fo:line-height="135%" fo:orphans="2" fo:widows="2" fo:text-indent="0in" style:auto-text-indent="false" fo:padding="0in" fo:border="none"/>
      <style:text-properties fo:font-variant="normal" fo:text-transform="none" fo:color="#2d3b45" style:font-name="Lato Extended" fo:font-size="12.75pt" fo:letter-spacing="normal" fo:font-style="normal" fo:font-weight="normal"/>
    </style:style>
    <style:style style:name="P9" style:family="paragraph" style:parent-style-name="Text_20_body" style:list-style-name="L4">
      <style:paragraph-properties fo:margin-left="0in" fo:margin-right="0in" fo:margin-top="0in" fo:margin-bottom="0.0626in" fo:line-height="135%" fo:orphans="2" fo:widows="2" fo:text-indent="0in" style:auto-text-indent="false" fo:padding="0in" fo:border="none"/>
      <style:text-properties fo:font-variant="normal" fo:text-transform="none" fo:color="#2d3b45" style:font-name="Lato Extended" fo:font-size="12.75pt" fo:letter-spacing="normal" fo:font-style="normal" fo:font-weight="normal"/>
    </style:style>
    <style:style style:name="P10" style:family="paragraph" style:parent-style-name="Text_20_body" style:list-style-name="L1">
      <style:paragraph-properties fo:margin-left="0in" fo:margin-right="0in" fo:margin-top="0in" fo:margin-bottom="0.0626in" fo:line-height="135%" fo:orphans="2" fo:widows="2" fo:text-indent="0in" style:auto-text-indent="false" fo:padding="0in" fo:border="none"/>
      <style:text-properties fo:font-variant="normal" fo:text-transform="none" fo:color="#2d3b45" style:font-name="Lato Extended" fo:font-size="12.75pt" fo:letter-spacing="normal" fo:font-style="normal" fo:font-weight="normal" style:font-weight-asian="normal" style:font-weight-complex="normal"/>
    </style:style>
    <style:style style:name="P11" style:family="paragraph" style:parent-style-name="Text_20_body" style:list-style-name="L3">
      <style:paragraph-properties fo:margin-top="0in" fo:margin-bottom="0.0626in" fo:line-height="135%" fo:orphans="2" fo:widows="2" fo:padding="0in" fo:border="none"/>
    </style:style>
    <style:style style:name="P12" style:family="paragraph" style:parent-style-name="Text_20_body" style:list-style-name="L2">
      <style:paragraph-properties fo:margin-top="0in" fo:margin-bottom="0.0626in" fo:line-height="135%" fo:orphans="2" fo:widows="2" fo:padding="0in" fo:border="none"/>
      <style:text-properties fo:font-variant="normal" fo:text-transform="none" fo:color="#2d3b45" style:font-name="Lato Extended" fo:font-size="12.75pt" fo:letter-spacing="normal" fo:font-style="normal" fo:font-weight="normal"/>
    </style:style>
    <style:style style:name="P13" style:family="paragraph" style:parent-style-name="Text_20_body" style:list-style-name="L3">
      <style:paragraph-properties fo:margin-top="0in" fo:margin-bottom="0.0626in" fo:line-height="135%" fo:orphans="2" fo:widows="2" fo:padding="0in" fo:border="none"/>
      <style:text-properties fo:font-variant="normal" fo:text-transform="none" fo:color="#2d3b45" style:font-name="Lato Extended" fo:font-size="12.75pt" fo:letter-spacing="normal" fo:font-style="normal" fo:font-weight="normal"/>
    </style:style>
    <style:style style:name="T1" style:family="text">
      <style:text-properties fo:font-variant="normal" fo:text-transform="none" fo:color="#2d3b45" style:font-name="Lato Extended" fo:font-size="12.75pt" fo:letter-spacing="normal" fo:font-style="normal" fo:font-weight="normal"/>
    </style:style>
    <style:style style:name="T2" style:family="text">
      <style:text-properties fo:font-variant="normal" fo:text-transform="none" fo:color="#2d3b45" style:font-name="Lato Extended" fo:font-size="12.75pt" fo:letter-spacing="normal" fo:font-style="normal" fo:font-weight="bold"/>
    </style:style>
    <style:style style:name="T3" style:family="text">
      <style:text-properties fo:font-variant="normal" fo:text-transform="none" fo:color="#2d3b45" style:font-name="Lato Extended" fo:font-size="12.75pt" fo:letter-spacing="normal" fo:font-style="italic" fo:font-weight="bold"/>
    </style:style>
    <style:style style:name="T4" style:family="text">
      <style:text-properties fo:font-variant="normal" fo:text-transform="none" fo:color="#2d3b45" style:font-name="Lato Extended" fo:font-size="9.75pt" fo:letter-spacing="normal" fo:font-style="normal" fo:font-weight="normal"/>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984in" fo:text-indent="-0.25in" fo:margin-left="0.2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Final Project Requirements</text:h>
      <text:p text:style-name="P1">I would like to present the proposal for the XYZ Truck database. I am not sure if I'm suppose to keep the name XYZ but if I can change it I will call it the Truck Database. </text:p>
      <text:list xml:id="list7003125567873918390" text:style-name="L1">
        <text:list-header>
          <text:p text:style-name="P7">Customer requirements – Initial project requirements</text:p>
        </text:list-header>
      </text:list>
      <text:list xml:id="list8019476435362456624" text:style-name="L2">
        <text:list-header>
          <text:p text:style-name="P12">The project requirements will include all the basic functionality the the customer requires</text:p>
        </text:list-header>
      </text:list>
      <text:list xml:id="list41608285" text:continue-list="list7003125567873918390" text:style-name="L1">
        <text:list-header>
          <text:p text:style-name="P7">Systems Analysis – Development of diagrams and concept refinement</text:p>
          <text:p text:style-name="P8">The database will have a diagram to show the customer all the table connections or how the tables are joined together so that information can easily accessed.</text:p>
          <text:p text:style-name="P7">Systems Architecture – Constructing the technical framework of the system</text:p>
          <text:p text:style-name="P10">The system architecture will be used to she all the essential component of the database system, how it is make and how it will functioned.</text:p>
          <text:p text:style-name="P7">System Development – Writing code for the system</text:p>
          <text:p text:style-name="P10">The process the represent the writing of the codes that will run the program.</text:p>
          <text:p text:style-name="P7">System Testing – Testing the functionality of the system to ensure that it meets</text:p>
          <text:p text:style-name="P10">Testing will be done to check the functionality of the database system to make sure that the database works and fulfill its purposed.</text:p>
          <text:p text:style-name="P7">requirements and is bug-free</text:p>
        </text:list-header>
      </text:list>
      <text:p text:style-name="P4">I will be working to make sure that all the codes work properly and that there is no bugs or errors.</text:p>
      <text:p text:style-name="P2">Minimum system requirements:</text:p>
      <text:p text:style-name="P4">I have highlighted 19 requirements that I will be using to grow the ideas for the development of the database. I will be using these requirements to create more tables <text:s/>as the needs arise while building the database. </text:p>
      <text:list xml:id="list4469527157362591718" text:style-name="L3">
        <text:list-item>
          <text:p text:style-name="P13">System design documents</text:p>
        </text:list-item>
        <text:list-item>
          <text:p text:style-name="P11"><text:span text:style-name="T1">Tables in 3</text:span><text:span text:style-name="T4">rd</text:span><text:span text:style-name="T1"> normal form</text:span></text:p>
        </text:list-item>
        <text:list-item>
          <text:p text:style-name="P13">Look up tables</text:p>
        </text:list-item>
        <text:list-item>
          <text:p text:style-name="P13">Use of stored procedures for query, insert, and delete</text:p>
        </text:list-item>
        <text:list-item>
          <text:p text:style-name="P13"><text:soft-page-break/>In code commenting</text:p>
        </text:list-item>
        <text:list-item>
          <text:p text:style-name="P13">System create scripts</text:p>
        </text:list-item>
        <text:list-item>
          <text:p text:style-name="P13">System data insert scripts to populate lookup tables as well as some ‘dummy’ data for the rest of the system so that your instructor may test your system</text:p>
        </text:list-item>
        <text:list-item>
          <text:p text:style-name="P13">cargo was in a truck, </text:p>
        </text:list-item>
        <text:list-item>
          <text:p text:style-name="P13">who drove the truck, </text:p>
        </text:list-item>
        <text:list-item>
          <text:p text:style-name="P13">which truck was used, </text:p>
        </text:list-item>
        <text:list-item>
          <text:p text:style-name="P13">when was it delivered </text:p>
        </text:list-item>
        <text:list-item>
          <text:p text:style-name="P13">Related information on any truck maintenance.</text:p>
        </text:list-item>
        <text:list-item>
          <text:p text:style-name="P13">Number of truck</text:p>
        </text:list-item>
        <text:list-item>
          <text:p text:style-name="P13">drivers</text:p>
        </text:list-item>
        <text:list-item>
          <text:p text:style-name="P13">unforeseen circumstances</text:p>
        </text:list-item>
        <text:list-item>
          <text:p text:style-name="P13">single unit, without trailer, </text:p>
        </text:list-item>
        <text:list-item>
          <text:p text:style-name="P13">Large tractor-trailer combination (18-wheel) vehicles that can pull varying types of trailers.</text:p>
        </text:list-item>
        <text:list-item>
          <text:p text:style-name="P13">A preliminary business analysis has been done and the analyst has determined that the below data is required for the initial database system.</text:p>
        </text:list-item>
        <text:list-item>
          <text:p text:style-name="P13">Minimum Required Data Elements: (Key M = Element must always have a value, L = look up table of default values). Items in ()’s are the only legal values for those fields.</text:p>
        </text:list-item>
      </text:list>
      <text:p text:style-name="P3"><text:span text:style-name="Strong_20_Emphasis"><text:span text:style-name="T2">Driver Demographic Information:</text:span></text:span><text:span text:style-name="T1"><text:line-break/>Name M<text:line-break/>Date of Birth M<text:line-break/>Employee Number M<text:line-break/>Date of Hire<text:line-break/>Commercial Driver License (yes or no) M</text:span></text:p>
      <text:p text:style-name="P3"><text:span text:style-name="Strong_20_Emphasis"><text:span text:style-name="T2">Truck Information:<text:line-break/></text:span></text:span><text:span text:style-name="T1">Truck Type (Long or short haul) M<text:line-break/></text:span><text:span text:style-name="T1">Truck Body Type (Tractor Trailer or Single Unit) M<text:line-break/></text:span><text:soft-page-break/><text:span text:style-name="T1">Truck Number M<text:line-break/>Truck License Number<text:line-break/>Truck Description<text:line-break/>Truck Engine Type<text:line-break/>Truck Fuel Type<text:line-break/>Truck Current Mileage M</text:span></text:p>
      <text:p text:style-name="P3"><text:span text:style-name="Strong_20_Emphasis"><text:span text:style-name="T2">Trailer Information (Tractor-Trailer Only)</text:span></text:span><text:span text:style-name="T1"><text:line-break/>Trailer Type (Tanker, Flat Bed, Box, Refrigerated) M, L<text:line-break/>Trailer Capacity M<text:line-break/>Trailer Mileage M<text:line-break/>Trailer Description</text:span></text:p>
      <text:p text:style-name="P3"><text:span text:style-name="Strong_20_Emphasis"><text:span text:style-name="T2">Haul Record</text:span></text:span><text:span text:style-name="T1"> (Delivery Records)<text:line-break/>Truck Used M<text:line-break/>Client M<text:line-break/>Cargo Type (Hazardous, Liquid, Refrigerated, Standard, Other), L<text:line-break/>Date Haul Began M<text:line-break/>Date Delivered M<text:line-break/>Mileage M<text:line-break/>Haul Notes</text:span></text:p>
      <text:p text:style-name="P3"><text:span text:style-name="Strong_20_Emphasis"><text:span text:style-name="T2">Haul Manifest (Inventory of items delivered)</text:span></text:span><text:span text:style-name="T1"><text:line-break/>Item M<text:line-break/>Item Description<text:line-break/>Item Weight Per Unit<text:line-break/>Quantity M</text:span></text:p>
      <text:p text:style-name="P3"><text:span text:style-name="Strong_20_Emphasis"><text:span text:style-name="T2">Truck Maintenance</text:span></text:span><text:span text:style-name="T1"><text:line-break/>Truck M<text:line-break/>Maintenance Start Date M<text:line-break/>Maintenance End Date M<text:line-break/>Maintenance Type (Engine, Transmission, Tires, Body, Electrical, Hydraulic, Pneumatic) </text:span><text:span text:style-name="T1">M, L<text:line-break/></text:span><text:soft-page-break/><text:span text:style-name="T1">Maintenance Code (Routine, Unscheduled) M, L<text:line-break/><text:line-break/>In compliance with the minimum data elements,I will build a prototype database system. I will also developed store procedures that ill include the basic business logic which will be used by the Acme Software to access data in the database. All data manipulation (insert, update, delete, and query) will be done through the stored procedures.</text:span></text:p>
      <text:h text:style-name="P5" text:outline-level="4">Business Logic</text:h>
      <text:p text:style-name="P1">The basic business logic of the system shall be included in the database’s stored procedures. Design of the logic will require some systems analysis in order to ensure that the logic is correct.</text:p>
      <text:list xml:id="list8052794443004963468" text:style-name="L4">
        <text:list-item>
          <text:p text:style-name="P9">A driver shall always be associated with a haul. (This means that whenever there is data inserted into the haul tables, the driver ID must be included in that data.)</text:p>
        </text:list-item>
        <text:list-item>
          <text:p text:style-name="P9">A truck that is a tractor-trailer combination shall always be associated with trailer information.</text:p>
        </text:list-item>
        <text:list-item>
          <text:p text:style-name="P9">If a truck has a maintenance date that is between a begin haul date and delivery date, that information must be included in the Haul Notes. (This one is a bit more complex because the stored procedure that inserts a haul record must have logic to check the maintenance tables(s) to see if that truck has scheduled maintenance due between the beginning date and end dates for that haul. If so, the record inserted into the haul table(s) must include a note on that maintenance in the Haul Notes column of the table.) </text:p>
        </text:list-item>
      </text:list>
      <text:p text:style-name="P3"><text:span text:style-name="Strong_20_Emphasis"><text:span text:style-name="Emphasis"><text:span text:style-name="T3">Truck Maintenance</text:span></text:span></text:span><text:span text:style-name="T1">: The stored procedure shall accept a date range for the report and shall include the truck number, maintenance done, and shall be ordered by long haul, short haul and maintenance date.</text:span></text:p>
      <text:p text:style-name="P3"><text:span text:style-name="Strong_20_Emphasis"><text:span text:style-name="Emphasis"><text:span text:style-name="T3">Haul Record:</text:span></text:span></text:span><text:span text:style-name="T1">The stored procedure shall accept a truck number and date range. The stored procedure shall return the haul record of the truck in chronological order but not include detailed inventory.</text:span></text:p>
      <text:p text:style-name="P3"><text:span text:style-name="Strong_20_Emphasis"><text:span text:style-name="Emphasis"><text:span text:style-name="T3">Haul Inventory: </text:span></text:span></text:span><text:span text:style-name="T1">This stored procedure is similar to Haul Record, except it shall also include the detailed haul inventory.</text:span></text:p>
      <text:p text:style-name="P3"><text:soft-page-break/><text:span text:style-name="Emphasis"><text:span text:style-name="Strong_20_Emphasis"><text:span text:style-name="T3">Custom Report:</text:span></text:span></text:span><text:span text:style-name="T1"> Develop one other report of your choosin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Extended" svg:font-family="'Lato Extended', Lato,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17T22:25:40.10</meta:creation-date>
    <dc:date>2021-01-24T21:37:14.28</dc:date>
    <meta:editing-duration>PT1H12M42S</meta:editing-duration>
    <meta:editing-cycles>5</meta:editing-cycles>
    <meta:generator>OpenOffice/4.1.3$Win32 OpenOffice.org_project/413m1$Build-9783</meta:generator>
    <meta:document-statistic meta:table-count="0" meta:image-count="0" meta:object-count="0" meta:page-count="5" meta:paragraph-count="50" meta:word-count="903" meta:character-count="5347"/>
  </office:meta>
</office:document-meta>
</file>